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family-generic="swiss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ndara Light" fo:language="en" fo:country="US" officeooo:rsid="000cd57d" officeooo:paragraph-rsid="000cd57d"/>
    </style:style>
    <style:style style:name="T1" style:family="text">
      <style:text-properties fo:language="ru" fo:country="RU" officeooo:rsid="000e54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dddddddddddddddddddddddddddddddddddddddd<text:span text:style-name="T1">в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family-generic="swiss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8T23:08:25.890000000</meta:creation-date>
    <dc:date>2023-09-18T23:14:18.460000000</dc:date>
    <meta:editing-duration>PT5M52S</meta:editing-duration>
    <meta:editing-cycles>2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1" meta:word-count="1" meta:character-count="42" meta:non-whitespace-character-count="42"/>
  </office:meta>
</office:document-meta>
</file>